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065cm"/>
    </style:style>
    <style:style style:name="co2" style:family="table-column">
      <style:table-column-properties fo:break-before="auto" style:column-width="6.435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4.115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9.703cm"/>
    </style:style>
    <style:style style:name="co9" style:family="table-column">
      <style:table-column-properties fo:break-before="auto" style:column-width="4.8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<text:s/>outgoing throughput(message/second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Actors with green threads - 1</text:p>
          </table:table-cell>
          <table:table-cell office:value-type="float" office:value="463.979349825737" calcext:value-type="float">
            <text:p>463,9793498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Actors with green threads - 10</text:p>
          </table:table-cell>
          <table:table-cell office:value-type="float" office:value="162438.527169874" calcext:value-type="float">
            <text:p>162438,527169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Actors with green threads - 100</text:p>
          </table:table-cell>
          <table:table-cell office:value-type="float" office:value="1260761.90066531" calcext:value-type="float">
            <text:p>1260761,900665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Actors with green threads - 1000</text:p>
          </table:table-cell>
          <table:table-cell office:value-type="float" office:value="6626706.96233578" calcext:value-type="float">
            <text:p>6626706,962335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Actors with green threads - 10000</text:p>
          </table:table-cell>
          <table:table-cell office:value-type="float" office:value="7454949.65649242" calcext:value-type="float">
            <text:p>7454949,656492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Bounded Concurrent - 1</text:p>
          </table:table-cell>
          <table:table-cell office:value-type="float" office:value="632.263922135433" calcext:value-type="float">
            <text:p>632,26392213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Bounded Concurrent - 10</text:p>
          </table:table-cell>
          <table:table-cell office:value-type="float" office:value="26951.5142259076" calcext:value-type="float">
            <text:p>26951,5142259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Bounded Concurrent - 100</text:p>
          </table:table-cell>
          <table:table-cell office:value-type="float" office:value="145025.46035702" calcext:value-type="float">
            <text:p>145025,460357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Bounded Concurrent - 1000</text:p>
          </table:table-cell>
          <table:table-cell office:value-type="float" office:value="3929697.46141662" calcext:value-type="float">
            <text:p>3929697,46141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Bounded Concurrent - 10000</text:p>
          </table:table-cell>
          <table:table-cell office:value-type="float" office:value="4461207.01096457" calcext:value-type="float">
            <text:p>4461207,01096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Bounded Fine Grained - 1</text:p>
          </table:table-cell>
          <table:table-cell office:value-type="float" office:value="1007.2637143991" calcext:value-type="float">
            <text:p>1007,2637143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Bounded Fine Grained - 10</text:p>
          </table:table-cell>
          <table:table-cell office:value-type="float" office:value="114538.681144356" calcext:value-type="float">
            <text:p>114538,6811443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Bounded Fine Grained - 100</text:p>
          </table:table-cell>
          <table:table-cell office:value-type="float" office:value="640742.155305848" calcext:value-type="float">
            <text:p>640742,155305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Bounded Fine Grained - 1000</text:p>
          </table:table-cell>
          <table:table-cell office:value-type="float" office:value="8092519.36716757" calcext:value-type="float">
            <text:p>8092519,367167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Bounded Fine Grained - 10000</text:p>
          </table:table-cell>
          <table:table-cell office:value-type="float" office:value="6164222.84879831" calcext:value-type="float">
            <text:p>6164222,848798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CSP - 1</text:p>
          </table:table-cell>
          <table:table-cell office:value-type="float" office:value="480.210293691814" calcext:value-type="float">
            <text:p>480,21029369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CSP - 10</text:p>
          </table:table-cell>
          <table:table-cell office:value-type="float" office:value="447282.201522996" calcext:value-type="float">
            <text:p>447282,2015229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CSP - 100</text:p>
          </table:table-cell>
          <table:table-cell office:value-type="float" office:value="3633627.72842694" calcext:value-type="float">
            <text:p>3633627,72842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CSP - 1000</text:p>
          </table:table-cell>
          <table:table-cell office:value-type="float" office:value="7969411.96524649" calcext:value-type="float">
            <text:p>7969411,965246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CSP - 10000</text:p>
          </table:table-cell>
          <table:table-cell office:value-type="float" office:value="7037890.2416589" calcext:value-type="float">
            <text:p>7037890,2416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Mono Threaded - 1</text:p>
          </table:table-cell>
          <table:table-cell office:value-type="float" office:value="2498.38021682609" calcext:value-type="float">
            <text:p>2498,3802168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Mono Threaded - 10</text:p>
          </table:table-cell>
          <table:table-cell office:value-type="float" office:value="46956.4400757564" calcext:value-type="float">
            <text:p>46956,4400757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Mono Threaded - 100</text:p>
          </table:table-cell>
          <table:table-cell office:value-type="float" office:value="166184.370838925" calcext:value-type="float">
            <text:p>166184,370838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Mono Threaded - 1000</text:p>
          </table:table-cell>
          <table:table-cell office:value-type="float" office:value="3087811.8783217" calcext:value-type="float">
            <text:p>3087811,8783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talk and leave - Mono Threaded - 10000</text:p>
          </table:table-cell>
          <table:table-cell office:value-type="float" office:value="7923981.71854105" calcext:value-type="float">
            <text:p>7923981,71854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Actors with green threads - 1</text:p>
          </table:table-cell>
          <table:table-cell office:value-type="float" office:value="20170.9148854628" calcext:value-type="float">
            <text:p>20170,91488546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Actors with green threads - 10</text:p>
          </table:table-cell>
          <table:table-cell office:value-type="float" office:value="1903553.29949239" calcext:value-type="float">
            <text:p>1903553,29949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Actors with green threads - 100</text:p>
          </table:table-cell>
          <table:table-cell office:value-type="float" office:value="7991380.45507179" calcext:value-type="float">
            <text:p>7991380,45507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Actors with green threads - 1000</text:p>
          </table:table-cell>
          <table:table-cell table:style-name="ce1" office:value-type="float" office:value="19469636.0588414" calcext:value-type="float">
            <text:p>1,95E+007</text:p>
          </table:table-cell>
          <table:table-cell table:number-columns-repeated="2"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Enter while others are talking - Actors with green threads - 1500</text:p>
          </table:table-cell>
          <table:table-cell office:value-type="string" calcext:value-type="string">
            <text:p><text:s/>Did not fini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Bounded Concurrent - 1</text:p>
          </table:table-cell>
          <table:table-cell office:value-type="float" office:value="815.983484494274" calcext:value-type="float">
            <text:p>815,9834844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Bounded Concurrent - 10</text:p>
          </table:table-cell>
          <table:table-cell office:value-type="float" office:value="184294.051397563" calcext:value-type="float">
            <text:p>184294,051397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Bounded Concurrent - 100</text:p>
          </table:table-cell>
          <table:table-cell office:value-type="float" office:value="8118323.19173932" calcext:value-type="float">
            <text:p>8118323,19173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Bounded Concurrent - 1000</text:p>
          </table:table-cell>
          <table:table-cell table:style-name="ce1" office:value-type="float" office:value="11274935.2066723" calcext:value-type="float">
            <text:p>1,13E+007</text:p>
          </table:table-cell>
          <table:table-cell table:number-columns-repeated="2"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Enter while others are talking - Bounded Concurrent - 1500</text:p>
          </table:table-cell>
          <table:table-cell office:value-type="string" calcext:value-type="string">
            <text:p><text:s/>Did not fini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Bounded Fine Grained - 1</text:p>
          </table:table-cell>
          <table:table-cell office:value-type="float" office:value="3881.27440351281" calcext:value-type="float">
            <text:p>3881,2744035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Bounded Fine Grained - 10</text:p>
          </table:table-cell>
          <table:table-cell office:value-type="float" office:value="643853.862082601" calcext:value-type="float">
            <text:p>643853,862082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Bounded Fine Grained - 100</text:p>
          </table:table-cell>
          <table:table-cell table:style-name="ce1" office:value-type="float" office:value="13427102.5091168" calcext:value-type="float">
            <text:p>1,34E+007</text:p>
          </table:table-cell>
          <table:table-cell table:number-columns-repeated="2"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Enter while others are talking - Bounded Fine Grained - 1000</text:p>
          </table:table-cell>
          <table:table-cell table:style-name="ce1" office:value-type="float" office:value="36772838.9415542" calcext:value-type="float">
            <text:p>3,68E+007</text:p>
          </table:table-cell>
          <table:table-cell table:number-columns-repeated="2"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Enter while others are talking - Bounded Fine Grained - 1500</text:p>
          </table:table-cell>
          <table:table-cell table:style-name="ce1" office:value-type="float" office:value="25276216.4708496" calcext:value-type="float">
            <text:p>2,53E+007</text:p>
          </table:table-cell>
          <table:table-cell table:number-columns-repeated="2"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Enter while others are talking - CSP - 1</text:p>
          </table:table-cell>
          <table:table-cell office:value-type="float" office:value="30986.9338428962" calcext:value-type="float">
            <text:p>30986,93384289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CSP - 10</text:p>
          </table:table-cell>
          <table:table-cell office:value-type="float" office:value="1108029.52059256" calcext:value-type="float">
            <text:p>1108029,52059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CSP - 100</text:p>
          </table:table-cell>
          <table:table-cell office:value-type="float" office:value="8708676.58606882" calcext:value-type="float">
            <text:p>8708676,586068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CSP - 1000</text:p>
          </table:table-cell>
          <table:table-cell table:style-name="ce1" office:value-type="float" office:value="18466155.4461613" calcext:value-type="float">
            <text:p>1,85E+007</text:p>
          </table:table-cell>
          <table:table-cell table:number-columns-repeated="2"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Enter while others are talking - CSP - 1500</text:p>
          </table:table-cell>
          <table:table-cell office:value-type="string" calcext:value-type="string">
            <text:p><text:s/>Did not fini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Mono Threaded - 1</text:p>
          </table:table-cell>
          <table:table-cell office:value-type="float" office:value="23824.6505717916" calcext:value-type="float">
            <text:p>23824,65057179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Mono Threaded - 10</text:p>
          </table:table-cell>
          <table:table-cell office:value-type="float" office:value="1593864.10618033" calcext:value-type="float">
            <text:p>1593864,10618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er while others are talking - Mono Threaded - 100</text:p>
          </table:table-cell>
          <table:table-cell table:style-name="ce1" office:value-type="float" office:value="13596438.4315848" calcext:value-type="float">
            <text:p>1,36E+007</text:p>
          </table:table-cell>
          <table:table-cell table:number-columns-repeated="2"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Enter while others are talking - Mono Threaded - 1000</text:p>
          </table:table-cell>
          <table:table-cell table:style-name="ce1" office:value-type="float" office:value="23217996.0085257" calcext:value-type="float">
            <text:p>2,32E+007</text:p>
          </table:table-cell>
          <table:table-cell table:number-columns-repeated="2"/>
          <table:table-cell table:style-name="ce1"/>
          <table:table-cell/>
          <table:table-cell table:style-name="ce1"/>
        </table:table-row>
        <table:table-row table:style-name="ro1">
          <table:table-cell office:value-type="string" calcext:value-type="string">
            <text:p>Enter while others are talking - Mono Threaded - 1500</text:p>
          </table:table-cell>
          <table:table-cell table:style-name="ce1" office:value-type="float" office:value="20377943.9800566" calcext:value-type="float">
            <text:p>2,04E+007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imply sending messages - Actors with green threads - 1 x 1000000</text:p>
          </table:table-cell>
          <table:table-cell office:value-type="float" office:value="228516.025216853" calcext:value-type="float">
            <text:p>228516,025216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Actors with green threads - 10 x 100000</text:p>
          </table:table-cell>
          <table:table-cell office:value-type="float" office:value="239015.872389564" calcext:value-type="float">
            <text:p>239015,872389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Actors with green threads - 100 x 1000</text:p>
          </table:table-cell>
          <table:table-cell office:value-type="float" office:value="103429.230855146" calcext:value-type="float">
            <text:p>103429,2308551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Actors with green threads - 1000 x 10</text:p>
          </table:table-cell>
          <table:table-cell office:value-type="float" office:value="865631.156568449" calcext:value-type="float">
            <text:p>865631,1565684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Actors with green threads - 10000 x 1</text:p>
          </table:table-cell>
          <table:table-cell office:value-type="float" office:value="3868609.80204825" calcext:value-type="float">
            <text:p>3868609,802048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Bounded Concurrent - 1 x 1000000</text:p>
          </table:table-cell>
          <table:table-cell office:value-type="float" office:value="258284.059359563" calcext:value-type="float">
            <text:p>258284,059359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Bounded Concurrent - 10 x 100000</text:p>
          </table:table-cell>
          <table:table-cell office:value-type="float" office:value="223461.150269763" calcext:value-type="float">
            <text:p>223461,150269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Bounded Concurrent - 100 x 1000</text:p>
          </table:table-cell>
          <table:table-cell office:value-type="float" office:value="116385.455991259" calcext:value-type="float">
            <text:p>116385,455991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Bounded Concurrent - 1000 x 10</text:p>
          </table:table-cell>
          <table:table-cell office:value-type="float" office:value="628804.649972572" calcext:value-type="float">
            <text:p>628804,649972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Bounded Concurrent - 10000 x 1</text:p>
          </table:table-cell>
          <table:table-cell office:value-type="string" calcext:value-type="string">
            <text:p><text:s/>Did not fini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Bounded Fine Grained - 1 x 1000000</text:p>
          </table:table-cell>
          <table:table-cell office:value-type="float" office:value="626924.222469217" calcext:value-type="float">
            <text:p>626924,222469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Bounded Fine Grained - 10 x 100000</text:p>
          </table:table-cell>
          <table:table-cell office:value-type="float" office:value="403492.731986777" calcext:value-type="float">
            <text:p>403492,731986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Bounded Fine Grained - 100 x 1000</text:p>
          </table:table-cell>
          <table:table-cell office:value-type="float" office:value="294014.461705141" calcext:value-type="float">
            <text:p>294014,461705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Bounded Fine Grained - 1000 x 10</text:p>
          </table:table-cell>
          <table:table-cell office:value-type="float" office:value="1552007.68793773" calcext:value-type="float">
            <text:p>1552007,687937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Bounded Fine Grained - 10000 x 1</text:p>
          </table:table-cell>
          <table:table-cell office:value-type="float" office:value="4219455.43397036" calcext:value-type="float">
            <text:p>4219455,43397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CSP - 1 x 1000000</text:p>
          </table:table-cell>
          <table:table-cell office:value-type="float" office:value="258080.79591596" calcext:value-type="float">
            <text:p>258080,795915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CSP - 10 x 100000</text:p>
          </table:table-cell>
          <table:table-cell office:value-type="float" office:value="246148.30725816" calcext:value-type="float">
            <text:p>246148,30725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CSP - 100 x 1000</text:p>
          </table:table-cell>
          <table:table-cell office:value-type="float" office:value="115529.316307998" calcext:value-type="float">
            <text:p>115529,3163079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CSP - 1000 x 10</text:p>
          </table:table-cell>
          <table:table-cell office:value-type="float" office:value="859253.788461735" calcext:value-type="float">
            <text:p>859253,7884617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CSP - 10000 x 1</text:p>
          </table:table-cell>
          <table:table-cell office:value-type="float" office:value="3920133.86243776" calcext:value-type="float">
            <text:p>3920133,862437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Mono Threaded - 1 x 1000000</text:p>
          </table:table-cell>
          <table:table-cell office:value-type="float" office:value="619611.722053407" calcext:value-type="float">
            <text:p>619611,722053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Mono Threaded - 10 x 100000</text:p>
          </table:table-cell>
          <table:table-cell office:value-type="float" office:value="561311.508140042" calcext:value-type="float">
            <text:p>561311,508140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Mono Threaded - 100 x 1000</text:p>
          </table:table-cell>
          <table:table-cell office:value-type="float" office:value="184400.003682734" calcext:value-type="float">
            <text:p>184400,0036827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Mono Threaded - 1000 x 10</text:p>
          </table:table-cell>
          <table:table-cell office:value-type="float" office:value="964162.0330182" calcext:value-type="float">
            <text:p>964162,0330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y sending messages - Mono Threaded - 10000 x 1</text:p>
          </table:table-cell>
          <table:table-cell office:value-type="float" office:value="5280751.39219131" calcext:value-type="float">
            <text:p>5280751,39219131</text:p>
          </table:table-cell>
          <table:table-cell table:number-columns-repeated="5"/>
        </table:table-row>
      </table:table>
      <table:table table:name="Simply Sending Data" table:style-name="ta1">
        <table:shapes>
          <draw:frame draw:z-index="0" draw:style-name="gr1" draw:text-style-name="P1" svg:width="27.419cm" svg:height="11.666cm" svg:x="0.391cm" svg:y="4.128cm">
            <draw:object draw:notify-on-update-of-ranges="'Simply Sending Data'.A3:'Simply Sending Data'.A3 'Simply Sending Data'.A4:'Simply Sending Data'.A8 'Simply Sending Data'.B3:'Simply Sending Data'.B3 'Simply Sending Data'.B4:'Simply Sending Data'.B8 'Simply Sending Data'.C3:'Simply Sending Data'.C3 'Simply Sending Data'.C4:'Simply Sending Data'.C8 'Simply Sending Data'.D3:'Simply Sending Data'.D3 'Simply Sending Data'.D4:'Simply Sending Data'.D8 'Simply Sending Data'.E3:'Simply Sending Data'.E3 'Simply Sending Data'.E4:'Simply Sending Data'.E8 'Simply Sending Data'.F3:'Simply Sending Data'.F3 'Simply Sending Data'.F4:'Simply Sending Data'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mply sending messag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Bounded Fine Grained</text:p>
          </table:table-cell>
        </table:table-row>
        <table:table-row table:style-name="ro1">
          <table:table-cell office:value-type="string" calcext:value-type="string">
            <text:p>10000 x 1</text:p>
          </table:table-cell>
          <table:table-cell table:style-name="ce1" table:formula="of:=LOOKUP([.$A$1]&amp;&quot; - &quot; &amp;[.B$3]&amp;&quot; - &quot;&amp;[.$A4];[Data.$A$2:.$A$89];[Data.$B$2:.$B$89])" office:value-type="float" office:value="5280751.39219131" calcext:value-type="float">
            <text:p>5,28E+006</text:p>
          </table:table-cell>
          <table:table-cell table:style-name="ce1" table:formula="of:=LOOKUP([.$A$1]&amp;&quot; - &quot; &amp;[.C$3]&amp;&quot; - &quot;&amp;[.$A4];[Data.$A$2:.$A$89];[Data.$B$2:.$B$89])" office:value-type="string" office:string-value=" Did not finish" calcext:value-type="string">
            <text:p><text:s/>Did not finish</text:p>
          </table:table-cell>
          <table:table-cell table:style-name="ce1" table:formula="of:=LOOKUP([.$A$1]&amp;&quot; - &quot; &amp;[.D$3]&amp;&quot; - &quot;&amp;[.$A4];[Data.$A$2:.$A$89];[Data.$B$2:.$B$89])" office:value-type="float" office:value="3868609.80204825" calcext:value-type="float">
            <text:p>3,87E+006</text:p>
          </table:table-cell>
          <table:table-cell table:style-name="ce1" table:formula="of:=LOOKUP([.$A$1]&amp;&quot; - &quot; &amp;[.E$3]&amp;&quot; - &quot;&amp;[.$A4];[Data.$A$2:.$A$89];[Data.$B$2:.$B$89])" office:value-type="float" office:value="3920133.86243776" calcext:value-type="float">
            <text:p>3,92E+006</text:p>
          </table:table-cell>
          <table:table-cell table:style-name="ce1" table:formula="of:=LOOKUP([.$A$1]&amp;&quot; - &quot; &amp;[.F$3]&amp;&quot; - &quot;&amp;[.$A4];[Data.$A$2:.$A$89];[Data.$B$2:.$B$89])" office:value-type="float" office:value="4219455.43397036" calcext:value-type="float">
            <text:p>4,22E+006</text:p>
          </table:table-cell>
        </table:table-row>
        <table:table-row table:style-name="ro1">
          <table:table-cell table:style-name="ce1" office:value-type="string" calcext:value-type="string">
            <text:p>1000 x 10</text:p>
          </table:table-cell>
          <table:table-cell table:style-name="ce1" table:formula="of:=LOOKUP([.$A$1]&amp;&quot; - &quot; &amp;[.B$3]&amp;&quot; - &quot;&amp;[.$A5];[Data.$A$2:.$A$89];[Data.$B$2:.$B$89])" office:value-type="float" office:value="964162.0330182" calcext:value-type="float">
            <text:p>9,64E+005</text:p>
          </table:table-cell>
          <table:table-cell table:style-name="ce1" table:formula="of:=LOOKUP([.$A$1]&amp;&quot; - &quot; &amp;[.C$3]&amp;&quot; - &quot;&amp;[.$A5];[Data.$A$2:.$A$89];[Data.$B$2:.$B$89])" office:value-type="float" office:value="628804.649972572" calcext:value-type="float">
            <text:p>6,29E+005</text:p>
          </table:table-cell>
          <table:table-cell table:style-name="ce1" table:formula="of:=LOOKUP([.$A$1]&amp;&quot; - &quot; &amp;[.D$3]&amp;&quot; - &quot;&amp;[.$A5];[Data.$A$2:.$A$89];[Data.$B$2:.$B$89])" office:value-type="float" office:value="865631.156568449" calcext:value-type="float">
            <text:p>8,66E+005</text:p>
          </table:table-cell>
          <table:table-cell table:style-name="ce1" table:formula="of:=LOOKUP([.$A$1]&amp;&quot; - &quot; &amp;[.E$3]&amp;&quot; - &quot;&amp;[.$A5];[Data.$A$2:.$A$89];[Data.$B$2:.$B$89])" office:value-type="float" office:value="859253.788461735" calcext:value-type="float">
            <text:p>8,59E+005</text:p>
          </table:table-cell>
          <table:table-cell table:style-name="ce1" table:formula="of:=LOOKUP([.$A$1]&amp;&quot; - &quot; &amp;[.F$3]&amp;&quot; - &quot;&amp;[.$A5];[Data.$A$2:.$A$89];[Data.$B$2:.$B$89])" office:value-type="float" office:value="1552007.68793773" calcext:value-type="float">
            <text:p>1,55E+006</text:p>
          </table:table-cell>
        </table:table-row>
        <table:table-row table:style-name="ro1">
          <table:table-cell table:style-name="ce1" office:value-type="string" calcext:value-type="string">
            <text:p>100 x 1000</text:p>
          </table:table-cell>
          <table:table-cell table:style-name="ce1" table:formula="of:=LOOKUP([.$A$1]&amp;&quot; - &quot; &amp;[.B$3]&amp;&quot; - &quot;&amp;[.$A6];[Data.$A$2:.$A$89];[Data.$B$2:.$B$89])" office:value-type="float" office:value="184400.003682734" calcext:value-type="float">
            <text:p>1,84E+005</text:p>
          </table:table-cell>
          <table:table-cell table:style-name="ce1" table:formula="of:=LOOKUP([.$A$1]&amp;&quot; - &quot; &amp;[.C$3]&amp;&quot; - &quot;&amp;[.$A6];[Data.$A$2:.$A$89];[Data.$B$2:.$B$89])" office:value-type="float" office:value="116385.455991259" calcext:value-type="float">
            <text:p>1,16E+005</text:p>
          </table:table-cell>
          <table:table-cell table:style-name="ce1" table:formula="of:=LOOKUP([.$A$1]&amp;&quot; - &quot; &amp;[.D$3]&amp;&quot; - &quot;&amp;[.$A6];[Data.$A$2:.$A$89];[Data.$B$2:.$B$89])" office:value-type="float" office:value="103429.230855146" calcext:value-type="float">
            <text:p>1,03E+005</text:p>
          </table:table-cell>
          <table:table-cell table:style-name="ce1" table:formula="of:=LOOKUP([.$A$1]&amp;&quot; - &quot; &amp;[.E$3]&amp;&quot; - &quot;&amp;[.$A6];[Data.$A$2:.$A$89];[Data.$B$2:.$B$89])" office:value-type="float" office:value="115529.316307998" calcext:value-type="float">
            <text:p>1,16E+005</text:p>
          </table:table-cell>
          <table:table-cell table:style-name="ce1" table:formula="of:=LOOKUP([.$A$1]&amp;&quot; - &quot; &amp;[.F$3]&amp;&quot; - &quot;&amp;[.$A6];[Data.$A$2:.$A$89];[Data.$B$2:.$B$89])" office:value-type="float" office:value="294014.461705141" calcext:value-type="float">
            <text:p>2,94E+005</text:p>
          </table:table-cell>
        </table:table-row>
        <table:table-row table:style-name="ro1">
          <table:table-cell office:value-type="string" calcext:value-type="string">
            <text:p>10 x 100000</text:p>
          </table:table-cell>
          <table:table-cell table:style-name="ce1" table:formula="of:=LOOKUP([.$A$1]&amp;&quot; - &quot; &amp;[.B$3]&amp;&quot; - &quot;&amp;[.$A7];[Data.$A$2:.$A$89];[Data.$B$2:.$B$89])" office:value-type="float" office:value="561311.508140042" calcext:value-type="float">
            <text:p>5,61E+005</text:p>
          </table:table-cell>
          <table:table-cell table:style-name="ce1" table:formula="of:=LOOKUP([.$A$1]&amp;&quot; - &quot; &amp;[.C$3]&amp;&quot; - &quot;&amp;[.$A7];[Data.$A$2:.$A$89];[Data.$B$2:.$B$89])" office:value-type="float" office:value="223461.150269763" calcext:value-type="float">
            <text:p>2,23E+005</text:p>
          </table:table-cell>
          <table:table-cell table:style-name="ce1" table:formula="of:=LOOKUP([.$A$1]&amp;&quot; - &quot; &amp;[.D$3]&amp;&quot; - &quot;&amp;[.$A7];[Data.$A$2:.$A$89];[Data.$B$2:.$B$89])" office:value-type="float" office:value="239015.872389564" calcext:value-type="float">
            <text:p>2,39E+005</text:p>
          </table:table-cell>
          <table:table-cell table:style-name="ce1" table:formula="of:=LOOKUP([.$A$1]&amp;&quot; - &quot; &amp;[.E$3]&amp;&quot; - &quot;&amp;[.$A7];[Data.$A$2:.$A$89];[Data.$B$2:.$B$89])" office:value-type="float" office:value="246148.30725816" calcext:value-type="float">
            <text:p>2,46E+005</text:p>
          </table:table-cell>
          <table:table-cell table:style-name="ce1" table:formula="of:=LOOKUP([.$A$1]&amp;&quot; - &quot; &amp;[.F$3]&amp;&quot; - &quot;&amp;[.$A7];[Data.$A$2:.$A$89];[Data.$B$2:.$B$89])" office:value-type="float" office:value="403492.731986777" calcext:value-type="float">
            <text:p>4,03E+005</text:p>
          </table:table-cell>
        </table:table-row>
        <table:table-row table:style-name="ro1">
          <table:table-cell office:value-type="string" calcext:value-type="string">
            <text:p>1 x 1000000</text:p>
          </table:table-cell>
          <table:table-cell table:style-name="ce1" table:formula="of:=LOOKUP([.$A$1]&amp;&quot; - &quot; &amp;[.B$3]&amp;&quot; - &quot;&amp;[.$A8];[Data.$A$2:.$A$89];[Data.$B$2:.$B$89])" office:value-type="float" office:value="619611.722053407" calcext:value-type="float">
            <text:p>6,20E+005</text:p>
          </table:table-cell>
          <table:table-cell table:style-name="ce1" table:formula="of:=LOOKUP([.$A$1]&amp;&quot; - &quot; &amp;[.C$3]&amp;&quot; - &quot;&amp;[.$A8];[Data.$A$2:.$A$89];[Data.$B$2:.$B$89])" office:value-type="float" office:value="258284.059359563" calcext:value-type="float">
            <text:p>2,58E+005</text:p>
          </table:table-cell>
          <table:table-cell table:style-name="ce1" table:formula="of:=LOOKUP([.$A$1]&amp;&quot; - &quot; &amp;[.D$3]&amp;&quot; - &quot;&amp;[.$A8];[Data.$A$2:.$A$89];[Data.$B$2:.$B$89])" office:value-type="float" office:value="228516.025216853" calcext:value-type="float">
            <text:p>2,29E+005</text:p>
          </table:table-cell>
          <table:table-cell table:style-name="ce1" table:formula="of:=LOOKUP([.$A$1]&amp;&quot; - &quot; &amp;[.E$3]&amp;&quot; - &quot;&amp;[.$A8];[Data.$A$2:.$A$89];[Data.$B$2:.$B$89])" office:value-type="float" office:value="258080.79591596" calcext:value-type="float">
            <text:p>2,58E+005</text:p>
          </table:table-cell>
          <table:table-cell table:style-name="ce1" table:formula="of:=LOOKUP([.$A$1]&amp;&quot; - &quot; &amp;[.F$3]&amp;&quot; - &quot;&amp;[.$A8];[Data.$A$2:.$A$89];[Data.$B$2:.$B$89])" office:value-type="float" office:value="626924.222469217" calcext:value-type="float">
            <text:p>6,27E+005</text:p>
          </table:table-cell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Enter talk and leave" table:style-name="ta1">
        <table:shapes>
          <draw:frame draw:z-index="0" draw:style-name="gr1" draw:text-style-name="P1" svg:width="27.419cm" svg:height="11.666cm" svg:x="0.391cm" svg:y="4.128cm">
            <draw:object draw:notify-on-update-of-ranges="'Enter talk and leave'.A3:'Enter talk and leave'.A3 'Enter talk and leave'.A4:'Enter talk and leave'.A8 'Enter talk and leave'.B3:'Enter talk and leave'.B3 'Enter talk and leave'.B4:'Enter talk and leave'.B8 'Enter talk and leave'.C3:'Enter talk and leave'.C3 'Enter talk and leave'.C4:'Enter talk and leave'.C8 'Enter talk and leave'.D3:'Enter talk and leave'.D3 'Enter talk and leave'.D4:'Enter talk and leave'.D8 'Enter talk and leave'.E3:'Enter talk and leave'.E3 'Enter talk and leave'.E4:'Enter talk and leave'.E8 'Enter talk and leave'.F3:'Enter talk and leave'.F3 'Enter talk and leave'.F4:'Enter talk and leave'.F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er talk and leav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Bounded Fine Grain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LOOKUP([.$A$1]&amp;&quot; - &quot; &amp;[.B$3]&amp;&quot; - &quot;&amp;[.$A4];[Data.$A$2:.$A$89];[Data.$B$2:.$B$89])" office:value-type="float" office:value="2498.38021682609" calcext:value-type="float">
            <text:p>2,50E+003</text:p>
          </table:table-cell>
          <table:table-cell table:style-name="ce1" table:formula="of:=LOOKUP([.$A$1]&amp;&quot; - &quot; &amp;[.C$3]&amp;&quot; - &quot;&amp;[.$A4];[Data.$A$2:.$A$89];[Data.$B$2:.$B$89])" office:value-type="float" office:value="632.263922135433" calcext:value-type="float">
            <text:p>6,32E+002</text:p>
          </table:table-cell>
          <table:table-cell table:style-name="ce1" table:formula="of:=LOOKUP([.$A$1]&amp;&quot; - &quot; &amp;[.D$3]&amp;&quot; - &quot;&amp;[.$A4];[Data.$A$2:.$A$89];[Data.$B$2:.$B$89])" office:value-type="float" office:value="463.979349825737" calcext:value-type="float">
            <text:p>4,64E+002</text:p>
          </table:table-cell>
          <table:table-cell table:style-name="ce1" table:formula="of:=LOOKUP([.$A$1]&amp;&quot; - &quot; &amp;[.E$3]&amp;&quot; - &quot;&amp;[.$A4];[Data.$A$2:.$A$89];[Data.$B$2:.$B$89])" office:value-type="float" office:value="480.210293691814" calcext:value-type="float">
            <text:p>4,80E+002</text:p>
          </table:table-cell>
          <table:table-cell table:style-name="ce1" table:formula="of:=LOOKUP([.$A$1]&amp;&quot; - &quot; &amp;[.F$3]&amp;&quot; - &quot;&amp;[.$A4];[Data.$A$2:.$A$89];[Data.$B$2:.$B$89])" office:value-type="float" office:value="1007.2637143991" calcext:value-type="float">
            <text:p>1,01E+003</text:p>
          </table:table-cell>
        </table:table-row>
        <table:table-row table:style-name="ro1">
          <table:table-cell table:style-name="ce1" office:value-type="float" office:value="10" calcext:value-type="float">
            <text:p>1,00E+001</text:p>
          </table:table-cell>
          <table:table-cell table:style-name="ce1" table:formula="of:=LOOKUP([.$A$1]&amp;&quot; - &quot; &amp;[.B$3]&amp;&quot; - &quot;&amp;[.$A5];[Data.$A$2:.$A$89];[Data.$B$2:.$B$89])" office:value-type="float" office:value="46956.4400757564" calcext:value-type="float">
            <text:p>4,70E+004</text:p>
          </table:table-cell>
          <table:table-cell table:style-name="ce1" table:formula="of:=LOOKUP([.$A$1]&amp;&quot; - &quot; &amp;[.C$3]&amp;&quot; - &quot;&amp;[.$A5];[Data.$A$2:.$A$89];[Data.$B$2:.$B$89])" office:value-type="float" office:value="26951.5142259076" calcext:value-type="float">
            <text:p>2,70E+004</text:p>
          </table:table-cell>
          <table:table-cell table:style-name="ce1" table:formula="of:=LOOKUP([.$A$1]&amp;&quot; - &quot; &amp;[.D$3]&amp;&quot; - &quot;&amp;[.$A5];[Data.$A$2:.$A$89];[Data.$B$2:.$B$89])" office:value-type="float" office:value="162438.527169874" calcext:value-type="float">
            <text:p>1,62E+005</text:p>
          </table:table-cell>
          <table:table-cell table:style-name="ce1" table:formula="of:=LOOKUP([.$A$1]&amp;&quot; - &quot; &amp;[.E$3]&amp;&quot; - &quot;&amp;[.$A5];[Data.$A$2:.$A$89];[Data.$B$2:.$B$89])" office:value-type="float" office:value="447282.201522996" calcext:value-type="float">
            <text:p>4,47E+005</text:p>
          </table:table-cell>
          <table:table-cell table:style-name="ce1" table:formula="of:=LOOKUP([.$A$1]&amp;&quot; - &quot; &amp;[.F$3]&amp;&quot; - &quot;&amp;[.$A5];[Data.$A$2:.$A$89];[Data.$B$2:.$B$89])" office:value-type="float" office:value="114538.681144356" calcext:value-type="float">
            <text:p>1,15E+005</text:p>
          </table:table-cell>
        </table:table-row>
        <table:table-row table:style-name="ro1">
          <table:table-cell table:style-name="ce1" office:value-type="float" office:value="100" calcext:value-type="float">
            <text:p>1,00E+002</text:p>
          </table:table-cell>
          <table:table-cell table:style-name="ce1" table:formula="of:=LOOKUP([.$A$1]&amp;&quot; - &quot; &amp;[.B$3]&amp;&quot; - &quot;&amp;[.$A6];[Data.$A$2:.$A$89];[Data.$B$2:.$B$89])" office:value-type="float" office:value="166184.370838925" calcext:value-type="float">
            <text:p>1,66E+005</text:p>
          </table:table-cell>
          <table:table-cell table:style-name="ce1" table:formula="of:=LOOKUP([.$A$1]&amp;&quot; - &quot; &amp;[.C$3]&amp;&quot; - &quot;&amp;[.$A6];[Data.$A$2:.$A$89];[Data.$B$2:.$B$89])" office:value-type="float" office:value="145025.46035702" calcext:value-type="float">
            <text:p>1,45E+005</text:p>
          </table:table-cell>
          <table:table-cell table:style-name="ce1" table:formula="of:=LOOKUP([.$A$1]&amp;&quot; - &quot; &amp;[.D$3]&amp;&quot; - &quot;&amp;[.$A6];[Data.$A$2:.$A$89];[Data.$B$2:.$B$89])" office:value-type="float" office:value="1260761.90066531" calcext:value-type="float">
            <text:p>1,26E+006</text:p>
          </table:table-cell>
          <table:table-cell table:style-name="ce1" table:formula="of:=LOOKUP([.$A$1]&amp;&quot; - &quot; &amp;[.E$3]&amp;&quot; - &quot;&amp;[.$A6];[Data.$A$2:.$A$89];[Data.$B$2:.$B$89])" office:value-type="float" office:value="3633627.72842694" calcext:value-type="float">
            <text:p>3,63E+006</text:p>
          </table:table-cell>
          <table:table-cell table:style-name="ce1" table:formula="of:=LOOKUP([.$A$1]&amp;&quot; - &quot; &amp;[.F$3]&amp;&quot; - &quot;&amp;[.$A6];[Data.$A$2:.$A$89];[Data.$B$2:.$B$89])" office:value-type="float" office:value="640742.155305848" calcext:value-type="float">
            <text:p>6,41E+0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table:formula="of:=LOOKUP([.$A$1]&amp;&quot; - &quot; &amp;[.B$3]&amp;&quot; - &quot;&amp;[.$A7];[Data.$A$2:.$A$89];[Data.$B$2:.$B$89])" office:value-type="float" office:value="3087811.8783217" calcext:value-type="float">
            <text:p>3,09E+006</text:p>
          </table:table-cell>
          <table:table-cell table:style-name="ce1" table:formula="of:=LOOKUP([.$A$1]&amp;&quot; - &quot; &amp;[.C$3]&amp;&quot; - &quot;&amp;[.$A7];[Data.$A$2:.$A$89];[Data.$B$2:.$B$89])" office:value-type="float" office:value="3929697.46141662" calcext:value-type="float">
            <text:p>3,93E+006</text:p>
          </table:table-cell>
          <table:table-cell table:style-name="ce1" table:formula="of:=LOOKUP([.$A$1]&amp;&quot; - &quot; &amp;[.D$3]&amp;&quot; - &quot;&amp;[.$A7];[Data.$A$2:.$A$89];[Data.$B$2:.$B$89])" office:value-type="float" office:value="6626706.96233578" calcext:value-type="float">
            <text:p>6,63E+006</text:p>
          </table:table-cell>
          <table:table-cell table:style-name="ce1" table:formula="of:=LOOKUP([.$A$1]&amp;&quot; - &quot; &amp;[.E$3]&amp;&quot; - &quot;&amp;[.$A7];[Data.$A$2:.$A$89];[Data.$B$2:.$B$89])" office:value-type="float" office:value="7969411.96524649" calcext:value-type="float">
            <text:p>7,97E+006</text:p>
          </table:table-cell>
          <table:table-cell table:style-name="ce1" table:formula="of:=LOOKUP([.$A$1]&amp;&quot; - &quot; &amp;[.F$3]&amp;&quot; - &quot;&amp;[.$A7];[Data.$A$2:.$A$89];[Data.$B$2:.$B$89])" office:value-type="float" office:value="8092519.36716757" calcext:value-type="float">
            <text:p>8,09E+0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table:formula="of:=LOOKUP([.$A$1]&amp;&quot; - &quot; &amp;[.B$3]&amp;&quot; - &quot;&amp;[.$A8];[Data.$A$2:.$A$89];[Data.$B$2:.$B$89])" office:value-type="float" office:value="7923981.71854105" calcext:value-type="float">
            <text:p>7,92E+006</text:p>
          </table:table-cell>
          <table:table-cell table:style-name="ce1" table:formula="of:=LOOKUP([.$A$1]&amp;&quot; - &quot; &amp;[.C$3]&amp;&quot; - &quot;&amp;[.$A8];[Data.$A$2:.$A$89];[Data.$B$2:.$B$89])" office:value-type="float" office:value="4461207.01096457" calcext:value-type="float">
            <text:p>4,46E+006</text:p>
          </table:table-cell>
          <table:table-cell table:style-name="ce1" table:formula="of:=LOOKUP([.$A$1]&amp;&quot; - &quot; &amp;[.D$3]&amp;&quot; - &quot;&amp;[.$A8];[Data.$A$2:.$A$89];[Data.$B$2:.$B$89])" office:value-type="float" office:value="7454949.65649242" calcext:value-type="float">
            <text:p>7,45E+006</text:p>
          </table:table-cell>
          <table:table-cell table:style-name="ce1" table:formula="of:=LOOKUP([.$A$1]&amp;&quot; - &quot; &amp;[.E$3]&amp;&quot; - &quot;&amp;[.$A8];[Data.$A$2:.$A$89];[Data.$B$2:.$B$89])" office:value-type="float" office:value="7037890.2416589" calcext:value-type="float">
            <text:p>7,04E+006</text:p>
          </table:table-cell>
          <table:table-cell table:style-name="ce1" table:formula="of:=LOOKUP([.$A$1]&amp;&quot; - &quot; &amp;[.F$3]&amp;&quot; - &quot;&amp;[.$A8];[Data.$A$2:.$A$89];[Data.$B$2:.$B$89])" office:value-type="float" office:value="6164222.84879831" calcext:value-type="float">
            <text:p>6,16E+006</text:p>
          </table:table-cell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table table:name="Enter while others are talking" table:style-name="ta1">
        <table:shapes>
          <draw:frame draw:z-index="0" draw:style-name="gr1" draw:text-style-name="P1" svg:width="27.419cm" svg:height="11.666cm" svg:x="0.226cm" svg:y="4.208cm">
            <draw:object draw:notify-on-update-of-ranges="'Enter while others are talking'.A3:'Enter while others are talking'.A3 'Enter while others are talking'.A4:'Enter while others are talking'.A8 'Enter while others are talking'.B3:'Enter while others are talking'.B3 'Enter while others are talking'.B4:'Enter while others are talking'.B8 'Enter while others are talking'.C3:'Enter while others are talking'.C3 'Enter while others are talking'.C4:'Enter while others are talking'.C8 'Enter while others are talking'.D3:'Enter while others are talking'.D3 'Enter while others are talking'.D4:'Enter while others are talking'.D8 'Enter while others are talking'.E3:'Enter while others are talking'.E3 'Enter while others are talking'.E4:'Enter while others are talking'.E8 'Enter while others are talking'.F3:'Enter while others are talking'.F3 'Enter while others are talking'.F4:'Enter while others are talking'.F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er while others are talk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Mono Threaded</text:p>
          </table:table-cell>
          <table:table-cell office:value-type="string" calcext:value-type="string">
            <text:p>Bounded Concurrent</text:p>
          </table:table-cell>
          <table:table-cell office:value-type="string" calcext:value-type="string">
            <text:p>Actors with green threads</text:p>
          </table:table-cell>
          <table:table-cell office:value-type="string" calcext:value-type="string">
            <text:p>CSP</text:p>
          </table:table-cell>
          <table:table-cell office:value-type="string" calcext:value-type="string">
            <text:p>Bounded Fine Grained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table:formula="of:=LOOKUP([.$A$1]&amp;&quot; - &quot; &amp;[.B$3]&amp;&quot; - &quot;&amp;[.$A4];[Data.$A$2:.$A$89];[Data.$B$2:.$B$89])" office:value-type="float" office:value="23824.6505717916" calcext:value-type="float">
            <text:p>2,38E+004</text:p>
          </table:table-cell>
          <table:table-cell table:style-name="ce1" table:formula="of:=LOOKUP([.$A$1]&amp;&quot; - &quot; &amp;[.C$3]&amp;&quot; - &quot;&amp;[.$A4];[Data.$A$2:.$A$89];[Data.$B$2:.$B$89])" office:value-type="float" office:value="815.983484494274" calcext:value-type="float">
            <text:p>8,16E+002</text:p>
          </table:table-cell>
          <table:table-cell table:style-name="ce1" table:formula="of:=LOOKUP([.$A$1]&amp;&quot; - &quot; &amp;[.D$3]&amp;&quot; - &quot;&amp;[.$A4];[Data.$A$2:.$A$89];[Data.$B$2:.$B$89])" office:value-type="float" office:value="20170.9148854628" calcext:value-type="float">
            <text:p>2,02E+004</text:p>
          </table:table-cell>
          <table:table-cell table:style-name="ce1" table:formula="of:=LOOKUP([.$A$1]&amp;&quot; - &quot; &amp;[.E$3]&amp;&quot; - &quot;&amp;[.$A4];[Data.$A$2:.$A$89];[Data.$B$2:.$B$89])" office:value-type="float" office:value="30986.9338428962" calcext:value-type="float">
            <text:p>3,10E+004</text:p>
          </table:table-cell>
          <table:table-cell table:style-name="ce1" table:formula="of:=LOOKUP([.$A$1]&amp;&quot; - &quot; &amp;[.F$3]&amp;&quot; - &quot;&amp;[.$A4];[Data.$A$2:.$A$89];[Data.$B$2:.$B$89])" office:value-type="float" office:value="3881.27440351281" calcext:value-type="float">
            <text:p>3,88E+00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table:formula="of:=LOOKUP([.$A$1]&amp;&quot; - &quot; &amp;[.B$3]&amp;&quot; - &quot;&amp;[.$A5];[Data.$A$2:.$A$89];[Data.$B$2:.$B$89])" office:value-type="float" office:value="1593864.10618033" calcext:value-type="float">
            <text:p>1,59E+006</text:p>
          </table:table-cell>
          <table:table-cell table:style-name="ce1" table:formula="of:=LOOKUP([.$A$1]&amp;&quot; - &quot; &amp;[.C$3]&amp;&quot; - &quot;&amp;[.$A5];[Data.$A$2:.$A$89];[Data.$B$2:.$B$89])" office:value-type="float" office:value="184294.051397563" calcext:value-type="float">
            <text:p>1,84E+005</text:p>
          </table:table-cell>
          <table:table-cell table:style-name="ce1" table:formula="of:=LOOKUP([.$A$1]&amp;&quot; - &quot; &amp;[.D$3]&amp;&quot; - &quot;&amp;[.$A5];[Data.$A$2:.$A$89];[Data.$B$2:.$B$89])" office:value-type="float" office:value="1903553.29949239" calcext:value-type="float">
            <text:p>1,90E+006</text:p>
          </table:table-cell>
          <table:table-cell table:style-name="ce1" table:formula="of:=LOOKUP([.$A$1]&amp;&quot; - &quot; &amp;[.E$3]&amp;&quot; - &quot;&amp;[.$A5];[Data.$A$2:.$A$89];[Data.$B$2:.$B$89])" office:value-type="float" office:value="1108029.52059256" calcext:value-type="float">
            <text:p>1,11E+006</text:p>
          </table:table-cell>
          <table:table-cell table:style-name="ce1" table:formula="of:=LOOKUP([.$A$1]&amp;&quot; - &quot; &amp;[.F$3]&amp;&quot; - &quot;&amp;[.$A5];[Data.$A$2:.$A$89];[Data.$B$2:.$B$89])" office:value-type="float" office:value="643853.862082601" calcext:value-type="float">
            <text:p>6,44E+005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" table:formula="of:=LOOKUP([.$A$1]&amp;&quot; - &quot; &amp;[.B$3]&amp;&quot; - &quot;&amp;[.$A6];[Data.$A$2:.$A$89];[Data.$B$2:.$B$89])" office:value-type="float" office:value="13596438.4315848" calcext:value-type="float">
            <text:p>1,36E+007</text:p>
          </table:table-cell>
          <table:table-cell table:style-name="ce1" table:formula="of:=LOOKUP([.$A$1]&amp;&quot; - &quot; &amp;[.C$3]&amp;&quot; - &quot;&amp;[.$A6];[Data.$A$2:.$A$89];[Data.$B$2:.$B$89])" office:value-type="float" office:value="8118323.19173932" calcext:value-type="float">
            <text:p>8,12E+006</text:p>
          </table:table-cell>
          <table:table-cell table:style-name="ce1" table:formula="of:=LOOKUP([.$A$1]&amp;&quot; - &quot; &amp;[.D$3]&amp;&quot; - &quot;&amp;[.$A6];[Data.$A$2:.$A$89];[Data.$B$2:.$B$89])" office:value-type="float" office:value="7991380.45507179" calcext:value-type="float">
            <text:p>7,99E+006</text:p>
          </table:table-cell>
          <table:table-cell table:style-name="ce1" table:formula="of:=LOOKUP([.$A$1]&amp;&quot; - &quot; &amp;[.E$3]&amp;&quot; - &quot;&amp;[.$A6];[Data.$A$2:.$A$89];[Data.$B$2:.$B$89])" office:value-type="float" office:value="8708676.58606882" calcext:value-type="float">
            <text:p>8,71E+006</text:p>
          </table:table-cell>
          <table:table-cell table:style-name="ce1" table:formula="of:=LOOKUP([.$A$1]&amp;&quot; - &quot; &amp;[.F$3]&amp;&quot; - &quot;&amp;[.$A6];[Data.$A$2:.$A$89];[Data.$B$2:.$B$89])" office:value-type="float" office:value="13427102.5091168" calcext:value-type="float">
            <text:p>1,34E+007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1" table:formula="of:=LOOKUP([.$A$1]&amp;&quot; - &quot; &amp;[.B$3]&amp;&quot; - &quot;&amp;[.$A7];[Data.$A$2:.$A$89];[Data.$B$2:.$B$89])" office:value-type="float" office:value="23217996.0085257" calcext:value-type="float">
            <text:p>2,32E+007</text:p>
          </table:table-cell>
          <table:table-cell table:style-name="ce1" table:formula="of:=LOOKUP([.$A$1]&amp;&quot; - &quot; &amp;[.C$3]&amp;&quot; - &quot;&amp;[.$A7];[Data.$A$2:.$A$89];[Data.$B$2:.$B$89])" office:value-type="float" office:value="11274935.2066723" calcext:value-type="float">
            <text:p>1,13E+007</text:p>
          </table:table-cell>
          <table:table-cell table:style-name="ce1" table:formula="of:=LOOKUP([.$A$1]&amp;&quot; - &quot; &amp;[.D$3]&amp;&quot; - &quot;&amp;[.$A7];[Data.$A$2:.$A$89];[Data.$B$2:.$B$89])" office:value-type="float" office:value="19469636.0588414" calcext:value-type="float">
            <text:p>1,95E+007</text:p>
          </table:table-cell>
          <table:table-cell table:style-name="ce1" table:formula="of:=LOOKUP([.$A$1]&amp;&quot; - &quot; &amp;[.E$3]&amp;&quot; - &quot;&amp;[.$A7];[Data.$A$2:.$A$89];[Data.$B$2:.$B$89])" office:value-type="float" office:value="18466155.4461613" calcext:value-type="float">
            <text:p>1,85E+007</text:p>
          </table:table-cell>
          <table:table-cell table:style-name="ce1" table:formula="of:=LOOKUP([.$A$1]&amp;&quot; - &quot; &amp;[.F$3]&amp;&quot; - &quot;&amp;[.$A7];[Data.$A$2:.$A$89];[Data.$B$2:.$B$89])" office:value-type="float" office:value="36772838.9415542" calcext:value-type="float">
            <text:p>3,68E+007</text:p>
          </table:table-cell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1" table:formula="of:=LOOKUP([.$A$1]&amp;&quot; - &quot; &amp;[.B$3]&amp;&quot; - &quot;&amp;[.$A8];[Data.$A$2:.$A$89];[Data.$B$2:.$B$89])" office:value-type="float" office:value="20377943.9800566" calcext:value-type="float">
            <text:p>2,04E+007</text:p>
          </table:table-cell>
          <table:table-cell table:style-name="ce1" table:formula="of:=LOOKUP([.$A$1]&amp;&quot; - &quot; &amp;[.C$3]&amp;&quot; - &quot;&amp;[.$A8];[Data.$A$2:.$A$89];[Data.$B$2:.$B$89])" office:value-type="string" office:string-value=" Did not finish" calcext:value-type="string">
            <text:p><text:s/>Did not finish</text:p>
          </table:table-cell>
          <table:table-cell table:style-name="ce1" table:formula="of:=LOOKUP([.$A$1]&amp;&quot; - &quot; &amp;[.D$3]&amp;&quot; - &quot;&amp;[.$A8];[Data.$A$2:.$A$89];[Data.$B$2:.$B$89])" office:value-type="string" office:string-value=" Did not finish" calcext:value-type="string">
            <text:p><text:s/>Did not finish</text:p>
          </table:table-cell>
          <table:table-cell table:style-name="ce1" table:formula="of:=LOOKUP([.$A$1]&amp;&quot; - &quot; &amp;[.E$3]&amp;&quot; - &quot;&amp;[.$A8];[Data.$A$2:.$A$89];[Data.$B$2:.$B$89])" office:value-type="string" office:string-value=" Did not finish" calcext:value-type="string">
            <text:p><text:s/>Did not finish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27">
          <table:table-cell table:number-columns-repeated="6"/>
        </table:table-row>
        <table:table-row table:style-name="ro1" table:number-rows-repeated="2">
          <table:table-cell/>
          <table:table-cell table:style-name="ce1"/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</table:table-row>
        <table:table-row table:style-name="ro1" table:number-rows-repeated="4">
          <table:table-cell table:number-columns-repeated="5"/>
          <table:table-cell table:style-name="ce1"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4"/>
        </table:table-row>
      </table:table>
      <table:named-expressions/>
      <table:database-ranges>
        <table:database-range table:name="__Anonymous_Sheet_DB__0" table:target-range-address="Data.D2:Data.E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Simply Sending Data'.A41:'Simply Sending Data'.B8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Enter talk and leave'.A41:'Enter talk and leave'.B8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Enter while others are talking'.A42:'Enter while others are talking'.B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19:38:19.463919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30T22:40:18.562727881</meta:creation-date>
    <dc:date>2015-08-13T07:42:36.239874078</dc:date>
    <meta:editing-duration>P10DT2H5M9S</meta:editing-duration>
    <meta:editing-cycles>33</meta:editing-cycles>
    <meta:generator>LibreOffice/4.3.7.2$Linux_X86_64 LibreOffice_project/430m0$Build-2</meta:generator>
    <meta:document-statistic meta:table-count="4" meta:cell-count="2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6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4.538cm" style:legend-expansion="high" chart:style-name="ch2"/>
        <chart:plot-area chart:style-name="ch3" table:cell-range-address="'Simply Sending Data'.A3:'Simply Sending Data'.F8" chart:data-source-has-labels="both" svg:x="0.548cm" svg:y="0.233cm" svg:width="21.653cm" svg:height="11.201cm">
          <chartooo:coordinate-region svg:x="2.466cm" svg:y="0.433cm" svg:width="19.735cm" svg:height="10.354cm"/>
          <chart:axis chart:dimension="x" chart:name="primary-x" chart:style-name="ch4" chartooo:axis-type="auto">
            <chartooo:date-scale/>
            <chart:categories table:cell-range-address="'Simply Sending Data'.A4:'Simply Sending Data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mply Sending Data'.B4:'Simply Sending Data'.B8" chart:label-cell-address="'Simply Sending Data'.B3:'Simply Sending Data'.B3" chart:class="chart:bar">
            <chart:data-point chart:repeated="5"/>
          </chart:series>
          <chart:series chart:style-name="ch8" chart:values-cell-range-address="'Simply Sending Data'.C4:'Simply Sending Data'.C8" chart:label-cell-address="'Simply Sending Data'.C3:'Simply Sending Data'.C3" chart:class="chart:bar">
            <chart:data-point chart:repeated="5"/>
          </chart:series>
          <chart:series chart:style-name="ch9" chart:values-cell-range-address="'Simply Sending Data'.D4:'Simply Sending Data'.D8" chart:label-cell-address="'Simply Sending Data'.D3:'Simply Sending Data'.D3" chart:class="chart:bar">
            <chart:data-point chart:repeated="5"/>
          </chart:series>
          <chart:series chart:style-name="ch10" chart:values-cell-range-address="'Simply Sending Data'.E4:'Simply Sending Data'.E8" chart:label-cell-address="'Simply Sending Data'.E3:'Simply Sending Data'.E3" chart:class="chart:bar">
            <chart:data-point chart:repeated="5"/>
          </chart:series>
          <chart:series chart:style-name="ch11" chart:values-cell-range-address="'Simply Sending Data'.F4:'Simply Sending Data'.F8" chart:label-cell-address="'Simply Sending Data'.F3:'Simply Sending Data'.F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Simply Sending Data'.B3:'Simply Sending Data'.B3</svg:desc>
                </draw:g>
              </table:table-cell>
              <table:table-cell office:value-type="string">
                <text:p>Bounded Concurrent</text:p>
                <draw:g>
                  <svg:desc>'Simply Sending Data'.C3:'Simply Sending Data'.C3</svg:desc>
                </draw:g>
              </table:table-cell>
              <table:table-cell office:value-type="string">
                <text:p>Actors with green threads</text:p>
                <draw:g>
                  <svg:desc>'Simply Sending Data'.D3:'Simply Sending Data'.D3</svg:desc>
                </draw:g>
              </table:table-cell>
              <table:table-cell office:value-type="string">
                <text:p>CSP</text:p>
                <draw:g>
                  <svg:desc>'Simply Sending Data'.E3:'Simply Sending Data'.E3</svg:desc>
                </draw:g>
              </table:table-cell>
              <table:table-cell office:value-type="string">
                <text:p>Bounded Fine Grained</text:p>
                <draw:g>
                  <svg:desc>'Simply Sending Data'.F3:'Simply Sending Data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 x 1</text:p>
                <draw:g>
                  <svg:desc>'Simply Sending Data'.A4:'Simply Sending Data'.A8</svg:desc>
                </draw:g>
              </table:table-cell>
              <table:table-cell office:value-type="float" office:value="5280751.39219131">
                <text:p>5280751.39219131</text:p>
                <draw:g>
                  <svg:desc>'Simply Sending Data'.B4:'Simply Sending Data'.B8</svg:desc>
                </draw:g>
              </table:table-cell>
              <table:table-cell office:value-type="float" office:value="NaN">
                <text:p>NaN</text:p>
                <draw:g>
                  <svg:desc>'Simply Sending Data'.C4:'Simply Sending Data'.C8</svg:desc>
                </draw:g>
              </table:table-cell>
              <table:table-cell office:value-type="float" office:value="3868609.80204825">
                <text:p>3868609.80204825</text:p>
                <draw:g>
                  <svg:desc>'Simply Sending Data'.D4:'Simply Sending Data'.D8</svg:desc>
                </draw:g>
              </table:table-cell>
              <table:table-cell office:value-type="float" office:value="3920133.86243776">
                <text:p>3920133.86243776</text:p>
                <draw:g>
                  <svg:desc>'Simply Sending Data'.E4:'Simply Sending Data'.E8</svg:desc>
                </draw:g>
              </table:table-cell>
              <table:table-cell office:value-type="float" office:value="4219455.43397036">
                <text:p>4219455.43397036</text:p>
                <draw:g>
                  <svg:desc>'Simply Sending Data'.F4:'Simply Sending Data'.F8</svg:desc>
                </draw:g>
              </table:table-cell>
            </table:table-row>
            <table:table-row>
              <table:table-cell office:value-type="string">
                <text:p>1000 x 10</text:p>
              </table:table-cell>
              <table:table-cell office:value-type="float" office:value="964162.0330182">
                <text:p>964162.0330182</text:p>
              </table:table-cell>
              <table:table-cell office:value-type="float" office:value="628804.649972572">
                <text:p>628804.649972572</text:p>
              </table:table-cell>
              <table:table-cell office:value-type="float" office:value="865631.156568449">
                <text:p>865631.156568449</text:p>
              </table:table-cell>
              <table:table-cell office:value-type="float" office:value="859253.788461735">
                <text:p>859253.788461735</text:p>
              </table:table-cell>
              <table:table-cell office:value-type="float" office:value="1552007.68793773">
                <text:p>1552007.68793773</text:p>
              </table:table-cell>
            </table:table-row>
            <table:table-row>
              <table:table-cell office:value-type="string">
                <text:p>100 x 1000</text:p>
              </table:table-cell>
              <table:table-cell office:value-type="float" office:value="184400.003682734">
                <text:p>184400.003682734</text:p>
              </table:table-cell>
              <table:table-cell office:value-type="float" office:value="116385.455991259">
                <text:p>116385.455991259</text:p>
              </table:table-cell>
              <table:table-cell office:value-type="float" office:value="103429.230855146">
                <text:p>103429.230855146</text:p>
              </table:table-cell>
              <table:table-cell office:value-type="float" office:value="115529.316307998">
                <text:p>115529.316307998</text:p>
              </table:table-cell>
              <table:table-cell office:value-type="float" office:value="294014.461705141">
                <text:p>294014.461705141</text:p>
              </table:table-cell>
            </table:table-row>
            <table:table-row>
              <table:table-cell office:value-type="string">
                <text:p>10 x 100000</text:p>
              </table:table-cell>
              <table:table-cell office:value-type="float" office:value="561311.508140042">
                <text:p>561311.508140042</text:p>
              </table:table-cell>
              <table:table-cell office:value-type="float" office:value="223461.150269763">
                <text:p>223461.150269763</text:p>
              </table:table-cell>
              <table:table-cell office:value-type="float" office:value="239015.872389564">
                <text:p>239015.872389564</text:p>
              </table:table-cell>
              <table:table-cell office:value-type="float" office:value="246148.30725816">
                <text:p>246148.30725816</text:p>
              </table:table-cell>
              <table:table-cell office:value-type="float" office:value="403492.731986777">
                <text:p>403492.731986777</text:p>
              </table:table-cell>
            </table:table-row>
            <table:table-row>
              <table:table-cell office:value-type="string">
                <text:p>1 x 1000000</text:p>
              </table:table-cell>
              <table:table-cell office:value-type="float" office:value="619611.722053407">
                <text:p>619611.722053407</text:p>
              </table:table-cell>
              <table:table-cell office:value-type="float" office:value="258284.059359563">
                <text:p>258284.059359563</text:p>
              </table:table-cell>
              <table:table-cell office:value-type="float" office:value="228516.025216853">
                <text:p>228516.025216853</text:p>
              </table:table-cell>
              <table:table-cell office:value-type="float" office:value="258080.79591596">
                <text:p>258080.79591596</text:p>
              </table:table-cell>
              <table:table-cell office:value-type="float" office:value="626924.222469217">
                <text:p>626924.222469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6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4.538cm" style:legend-expansion="high" chart:style-name="ch2"/>
        <chart:plot-area chart:style-name="ch3" table:cell-range-address="'Enter talk and leave'.A3:'Enter talk and leave'.F8" chart:data-source-has-labels="both" svg:x="0.548cm" svg:y="0.233cm" svg:width="21.653cm" svg:height="11.201cm">
          <chartooo:coordinate-region svg:x="2.466cm" svg:y="0.432cm" svg:width="19.735cm" svg:height="10.355cm"/>
          <chart:axis chart:dimension="x" chart:name="primary-x" chart:style-name="ch4" chartooo:axis-type="auto">
            <chartooo:date-scale/>
            <chart:categories table:cell-range-address="'Enter talk and leave'.A4:'Enter talk and leave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nter talk and leave'.B4:'Enter talk and leave'.B8" chart:label-cell-address="'Enter talk and leave'.B3:'Enter talk and leave'.B3" chart:class="chart:bar">
            <chart:data-point chart:repeated="5"/>
          </chart:series>
          <chart:series chart:style-name="ch8" chart:values-cell-range-address="'Enter talk and leave'.C4:'Enter talk and leave'.C8" chart:label-cell-address="'Enter talk and leave'.C3:'Enter talk and leave'.C3" chart:class="chart:bar">
            <chart:data-point chart:repeated="5"/>
          </chart:series>
          <chart:series chart:style-name="ch9" chart:values-cell-range-address="'Enter talk and leave'.D4:'Enter talk and leave'.D8" chart:label-cell-address="'Enter talk and leave'.D3:'Enter talk and leave'.D3" chart:class="chart:bar">
            <chart:data-point chart:repeated="5"/>
          </chart:series>
          <chart:series chart:style-name="ch10" chart:values-cell-range-address="'Enter talk and leave'.E4:'Enter talk and leave'.E8" chart:label-cell-address="'Enter talk and leave'.E3:'Enter talk and leave'.E3" chart:class="chart:bar">
            <chart:data-point chart:repeated="5"/>
          </chart:series>
          <chart:series chart:style-name="ch11" chart:values-cell-range-address="'Enter talk and leave'.F4:'Enter talk and leave'.F8" chart:label-cell-address="'Enter talk and leave'.F3:'Enter talk and leave'.F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Enter talk and leave'.B3:'Enter talk and leave'.B3</svg:desc>
                </draw:g>
              </table:table-cell>
              <table:table-cell office:value-type="string">
                <text:p>Bounded Concurrent</text:p>
                <draw:g>
                  <svg:desc>'Enter talk and leave'.C3:'Enter talk and leave'.C3</svg:desc>
                </draw:g>
              </table:table-cell>
              <table:table-cell office:value-type="string">
                <text:p>Actors with green threads</text:p>
                <draw:g>
                  <svg:desc>'Enter talk and leave'.D3:'Enter talk and leave'.D3</svg:desc>
                </draw:g>
              </table:table-cell>
              <table:table-cell office:value-type="string">
                <text:p>CSP</text:p>
                <draw:g>
                  <svg:desc>'Enter talk and leave'.E3:'Enter talk and leave'.E3</svg:desc>
                </draw:g>
              </table:table-cell>
              <table:table-cell office:value-type="string">
                <text:p>Bounded Fine Grained</text:p>
                <draw:g>
                  <svg:desc>'Enter talk and leave'.F3:'Enter talk and leave'.F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Enter talk and leave'.A4:'Enter talk and leave'.A8</svg:desc>
                </draw:g>
              </table:table-cell>
              <table:table-cell office:value-type="float" office:value="2498.38021682609">
                <text:p>2498.38021682609</text:p>
                <draw:g>
                  <svg:desc>'Enter talk and leave'.B4:'Enter talk and leave'.B8</svg:desc>
                </draw:g>
              </table:table-cell>
              <table:table-cell office:value-type="float" office:value="632.263922135433">
                <text:p>632.263922135433</text:p>
                <draw:g>
                  <svg:desc>'Enter talk and leave'.C4:'Enter talk and leave'.C8</svg:desc>
                </draw:g>
              </table:table-cell>
              <table:table-cell office:value-type="float" office:value="463.979349825737">
                <text:p>463.979349825737</text:p>
                <draw:g>
                  <svg:desc>'Enter talk and leave'.D4:'Enter talk and leave'.D8</svg:desc>
                </draw:g>
              </table:table-cell>
              <table:table-cell office:value-type="float" office:value="480.210293691814">
                <text:p>480.210293691814</text:p>
                <draw:g>
                  <svg:desc>'Enter talk and leave'.E4:'Enter talk and leave'.E8</svg:desc>
                </draw:g>
              </table:table-cell>
              <table:table-cell office:value-type="float" office:value="1007.2637143991">
                <text:p>1007.2637143991</text:p>
                <draw:g>
                  <svg:desc>'Enter talk and leave'.F4:'Enter talk and leave'.F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956.4400757564">
                <text:p>46956.4400757564</text:p>
              </table:table-cell>
              <table:table-cell office:value-type="float" office:value="26951.5142259076">
                <text:p>26951.5142259076</text:p>
              </table:table-cell>
              <table:table-cell office:value-type="float" office:value="162438.527169874">
                <text:p>162438.527169874</text:p>
              </table:table-cell>
              <table:table-cell office:value-type="float" office:value="447282.201522996">
                <text:p>447282.201522996</text:p>
              </table:table-cell>
              <table:table-cell office:value-type="float" office:value="114538.681144356">
                <text:p>114538.68114435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66184.370838925">
                <text:p>166184.370838925</text:p>
              </table:table-cell>
              <table:table-cell office:value-type="float" office:value="145025.46035702">
                <text:p>145025.46035702</text:p>
              </table:table-cell>
              <table:table-cell office:value-type="float" office:value="1260761.90066531">
                <text:p>1260761.90066531</text:p>
              </table:table-cell>
              <table:table-cell office:value-type="float" office:value="3633627.72842694">
                <text:p>3633627.72842694</text:p>
              </table:table-cell>
              <table:table-cell office:value-type="float" office:value="640742.155305848">
                <text:p>640742.1553058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87811.8783217">
                <text:p>3087811.8783217</text:p>
              </table:table-cell>
              <table:table-cell office:value-type="float" office:value="3929697.46141662">
                <text:p>3929697.46141662</text:p>
              </table:table-cell>
              <table:table-cell office:value-type="float" office:value="6626706.96233578">
                <text:p>6626706.96233578</text:p>
              </table:table-cell>
              <table:table-cell office:value-type="float" office:value="7969411.96524649">
                <text:p>7969411.96524649</text:p>
              </table:table-cell>
              <table:table-cell office:value-type="float" office:value="8092519.36716757">
                <text:p>8092519.3671675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923981.71854105">
                <text:p>7923981.71854105</text:p>
              </table:table-cell>
              <table:table-cell office:value-type="float" office:value="4461207.01096457">
                <text:p>4461207.01096457</text:p>
              </table:table-cell>
              <table:table-cell office:value-type="float" office:value="7454949.65649242">
                <text:p>7454949.65649242</text:p>
              </table:table-cell>
              <table:table-cell office:value-type="float" office:value="7037890.2416589">
                <text:p>7037890.2416589</text:p>
              </table:table-cell>
              <table:table-cell office:value-type="float" office:value="6164222.84879831">
                <text:p>6164222.84879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6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6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6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2cm" svg:height="11.667cm" xlink:href=".." xlink:type="simple" chart:class="chart:bar" chart:style-name="ch1">
        <chart:legend chart:legend-position="end" svg:x="22.749cm" svg:y="4.538cm" style:legend-expansion="high" chart:style-name="ch2"/>
        <chart:plot-area chart:style-name="ch3" table:cell-range-address="'Enter while others are talking'.A3:'Enter while others are talking'.F8" chart:data-source-has-labels="both" svg:x="0.548cm" svg:y="0.233cm" svg:width="21.653cm" svg:height="11.201cm">
          <chartooo:coordinate-region svg:x="2.466cm" svg:y="0.432cm" svg:width="19.735cm" svg:height="10.355cm"/>
          <chart:axis chart:dimension="x" chart:name="primary-x" chart:style-name="ch4" chartooo:axis-type="auto">
            <chartooo:date-scale/>
            <chart:categories table:cell-range-address="'Enter while others are talking'.A4:'Enter while others are talking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nter while others are talking'.B4:'Enter while others are talking'.B8" chart:label-cell-address="'Enter while others are talking'.B3:'Enter while others are talking'.B3" chart:class="chart:bar">
            <chart:data-point chart:repeated="5"/>
          </chart:series>
          <chart:series chart:style-name="ch8" chart:values-cell-range-address="'Enter while others are talking'.C4:'Enter while others are talking'.C8" chart:label-cell-address="'Enter while others are talking'.C3:'Enter while others are talking'.C3" chart:class="chart:bar">
            <chart:data-point chart:repeated="5"/>
          </chart:series>
          <chart:series chart:style-name="ch9" chart:values-cell-range-address="'Enter while others are talking'.D4:'Enter while others are talking'.D8" chart:label-cell-address="'Enter while others are talking'.D3:'Enter while others are talking'.D3" chart:class="chart:bar">
            <chart:data-point chart:repeated="5"/>
          </chart:series>
          <chart:series chart:style-name="ch10" chart:values-cell-range-address="'Enter while others are talking'.E4:'Enter while others are talking'.E8" chart:label-cell-address="'Enter while others are talking'.E3:'Enter while others are talking'.E3" chart:class="chart:bar">
            <chart:data-point chart:repeated="5"/>
          </chart:series>
          <chart:series chart:style-name="ch11" chart:values-cell-range-address="'Enter while others are talking'.F4:'Enter while others are talking'.F8" chart:label-cell-address="'Enter while others are talking'.F3:'Enter while others are talking'.F3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o Threaded</text:p>
                <draw:g>
                  <svg:desc>'Enter while others are talking'.B3:'Enter while others are talking'.B3</svg:desc>
                </draw:g>
              </table:table-cell>
              <table:table-cell office:value-type="string">
                <text:p>Bounded Concurrent</text:p>
                <draw:g>
                  <svg:desc>'Enter while others are talking'.C3:'Enter while others are talking'.C3</svg:desc>
                </draw:g>
              </table:table-cell>
              <table:table-cell office:value-type="string">
                <text:p>Actors with green threads</text:p>
                <draw:g>
                  <svg:desc>'Enter while others are talking'.D3:'Enter while others are talking'.D3</svg:desc>
                </draw:g>
              </table:table-cell>
              <table:table-cell office:value-type="string">
                <text:p>CSP</text:p>
                <draw:g>
                  <svg:desc>'Enter while others are talking'.E3:'Enter while others are talking'.E3</svg:desc>
                </draw:g>
              </table:table-cell>
              <table:table-cell office:value-type="string">
                <text:p>Bounded Fine Grained</text:p>
                <draw:g>
                  <svg:desc>'Enter while others are talking'.F3:'Enter while others are talking'.F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Enter while others are talking'.A4:'Enter while others are talking'.A8</svg:desc>
                </draw:g>
              </table:table-cell>
              <table:table-cell office:value-type="float" office:value="23824.6505717916">
                <text:p>23824.6505717916</text:p>
                <draw:g>
                  <svg:desc>'Enter while others are talking'.B4:'Enter while others are talking'.B8</svg:desc>
                </draw:g>
              </table:table-cell>
              <table:table-cell office:value-type="float" office:value="815.983484494274">
                <text:p>815.983484494274</text:p>
                <draw:g>
                  <svg:desc>'Enter while others are talking'.C4:'Enter while others are talking'.C8</svg:desc>
                </draw:g>
              </table:table-cell>
              <table:table-cell office:value-type="float" office:value="20170.9148854628">
                <text:p>20170.9148854628</text:p>
                <draw:g>
                  <svg:desc>'Enter while others are talking'.D4:'Enter while others are talking'.D8</svg:desc>
                </draw:g>
              </table:table-cell>
              <table:table-cell office:value-type="float" office:value="30986.9338428962">
                <text:p>30986.9338428962</text:p>
                <draw:g>
                  <svg:desc>'Enter while others are talking'.E4:'Enter while others are talking'.E8</svg:desc>
                </draw:g>
              </table:table-cell>
              <table:table-cell office:value-type="float" office:value="3881.27440351281">
                <text:p>3881.27440351281</text:p>
                <draw:g>
                  <svg:desc>'Enter while others are talking'.F4:'Enter while others are talking'.F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93864.10618033">
                <text:p>1593864.10618033</text:p>
              </table:table-cell>
              <table:table-cell office:value-type="float" office:value="184294.051397563">
                <text:p>184294.051397563</text:p>
              </table:table-cell>
              <table:table-cell office:value-type="float" office:value="1903553.29949239">
                <text:p>1903553.29949239</text:p>
              </table:table-cell>
              <table:table-cell office:value-type="float" office:value="1108029.52059256">
                <text:p>1108029.52059256</text:p>
              </table:table-cell>
              <table:table-cell office:value-type="float" office:value="643853.862082601">
                <text:p>643853.8620826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596438.4315848">
                <text:p>13596438.4315848</text:p>
              </table:table-cell>
              <table:table-cell office:value-type="float" office:value="8118323.19173932">
                <text:p>8118323.19173932</text:p>
              </table:table-cell>
              <table:table-cell office:value-type="float" office:value="7991380.45507179">
                <text:p>7991380.45507179</text:p>
              </table:table-cell>
              <table:table-cell office:value-type="float" office:value="8708676.58606882">
                <text:p>8708676.58606882</text:p>
              </table:table-cell>
              <table:table-cell office:value-type="float" office:value="13427102.5091168">
                <text:p>13427102.509116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3217996.0085257">
                <text:p>23217996.0085257</text:p>
              </table:table-cell>
              <table:table-cell office:value-type="float" office:value="11274935.2066723">
                <text:p>11274935.2066723</text:p>
              </table:table-cell>
              <table:table-cell office:value-type="float" office:value="19469636.0588414">
                <text:p>19469636.0588414</text:p>
              </table:table-cell>
              <table:table-cell office:value-type="float" office:value="18466155.4461613">
                <text:p>18466155.4461613</text:p>
              </table:table-cell>
              <table:table-cell office:value-type="float" office:value="36772838.9415542">
                <text:p>36772838.94155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0377943.9800566">
                <text:p>20377943.980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